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9ff31" officeooo:paragraph-rsid="0019ff31"/>
    </style:style>
    <style:style style:name="P2" style:family="paragraph" style:parent-style-name="Horizontal_20_Line">
      <style:paragraph-properties fo:margin-top="0in" fo:margin-bottom="0.0972in" style:contextual-spacing="false" fo:line-height="115%"/>
      <style:text-properties style:font-name="Google Sans" officeooo:rsid="0019ff31"/>
    </style:style>
    <style:style style:name="P3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 officeooo:rsid="0019ff31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 officeooo:rsid="0019ff31"/>
    </style:style>
    <style:style style:name="P5" style:family="paragraph" style:parent-style-name="Quotations">
      <style:paragraph-properties fo:margin-left="0.3937in" fo:margin-right="0.3937in" fo:margin-top="0in" fo:margin-bottom="0.1965in" style:contextual-spacing="false" fo:line-height="114%" fo:text-indent="0in" style:auto-text-indent="false"/>
      <style:text-properties style:font-name="Google Sans Text" officeooo:rsid="0019ff31"/>
    </style:style>
    <style:style style:name="P6" style:family="paragraph" style:parent-style-name="Quotations">
      <style:paragraph-properties fo:margin-left="0.3937in" fo:margin-right="0.3937in" fo:margin-top="0in" fo:margin-bottom="0.1965in" style:contextual-spacing="false" fo:line-height="114%" fo:text-indent="0in" style:auto-text-indent="false" fo:padding="0in" fo:border="none"/>
      <style:text-properties style:font-name="Google Sans Text" officeooo:rsid="0019ff31"/>
    </style:style>
    <style:style style:name="P7" style:family="paragraph" style:parent-style-name="Quotations" style:list-style-name="L1">
      <style:paragraph-properties fo:margin-left="0.3937in" fo:margin-right="0.3937in" fo:margin-top="0in" fo:margin-bottom="0.1965in" style:contextual-spacing="false" fo:line-height="114%" fo:text-indent="0in" style:auto-text-indent="false" fo:padding="0in" fo:border="none"/>
      <style:text-properties style:font-name="Google Sans Text" officeooo:rsid="0019ff31"/>
    </style:style>
    <style:style style:name="P8" style:family="paragraph" style:parent-style-name="Text_20_body">
      <style:text-properties officeooo:rsid="0019ff31" officeooo:paragraph-rsid="0019ff31"/>
    </style:style>
    <style:style style:name="T1" style:family="text">
      <style:text-properties officeooo:rsid="001c01f9"/>
    </style:style>
    <style:style style:name="T2" style:family="text">
      <style:text-properties officeooo:rsid="00175535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officeooo:rsid="0028bbf4"/>
    </style:style>
    <style:style style:name="T6" style:family="text">
      <style:text-properties officeooo:rsid="002b1564"/>
    </style:style>
    <style:style style:name="T7" style:family="text">
      <style:text-properties officeooo:rsid="002e74f4"/>
    </style:style>
    <style:style style:name="T8" style:family="text">
      <style:text-properties officeooo:rsid="002f5764"/>
    </style:style>
    <style:style style:name="T9" style:family="text">
      <style:text-properties officeooo:rsid="00357192"/>
    </style:style>
    <style:style style:name="T10" style:family="text">
      <style:text-properties officeooo:rsid="0036cc55"/>
    </style:style>
    <style:style style:name="T11" style:family="text">
      <style:text-properties officeooo:rsid="003afc65"/>
    </style:style>
    <style:style style:name="T12" style:family="text">
      <style:text-properties officeooo:rsid="003a8039"/>
    </style:style>
    <style:style style:name="T13" style:family="text">
      <style:text-properties officeooo:rsid="003bc70c"/>
    </style:style>
    <style:style style:name="T14" style:family="text">
      <style:text-properties officeooo:rsid="00403ba7"/>
    </style:style>
    <style:style style:name="T15" style:family="text">
      <style:text-properties officeooo:rsid="0041c825"/>
    </style:style>
    <style:style style:name="T16" style:family="text">
      <style:text-properties officeooo:rsid="0042f946"/>
    </style:style>
    <style:style style:name="T17" style:family="text">
      <style:text-properties officeooo:rsid="004385e4"/>
    </style:style>
    <style:style style:name="T18" style:family="text">
      <style:text-properties officeooo:rsid="00454212"/>
    </style:style>
    <style:style style:name="T19" style:family="text">
      <style:text-properties officeooo:rsid="0045c586"/>
    </style:style>
    <style:style style:name="T20" style:family="text">
      <style:text-properties officeooo:rsid="00467fc3"/>
    </style:style>
    <style:style style:name="T21" style:family="text">
      <style:text-properties officeooo:rsid="0046adda"/>
    </style:style>
    <style:style style:name="T22" style:family="text">
      <style:text-properties officeooo:rsid="004823d5"/>
    </style:style>
    <style:style style:name="T23" style:family="text">
      <style:text-properties officeooo:rsid="0049a976"/>
    </style:style>
    <style:style style:name="T24" style:family="text">
      <style:text-properties officeooo:rsid="004b8acf"/>
    </style:style>
    <style:style style:name="T25" style:family="text">
      <style:text-properties officeooo:rsid="004c9fbe"/>
    </style:style>
    <style:style style:name="T26" style:family="text">
      <style:text-properties officeooo:rsid="004e4482"/>
    </style:style>
    <style:style style:name="T27" style:family="text">
      <style:text-properties officeooo:rsid="004fd7ae"/>
    </style:style>
    <style:style style:name="T28" style:family="text">
      <style:text-properties officeooo:rsid="0051135b"/>
    </style:style>
    <style:style style:name="T29" style:family="text">
      <style:text-properties officeooo:rsid="0055df9b"/>
    </style:style>
    <style:style style:name="T30" style:family="text">
      <style:text-properties officeooo:rsid="005642dc"/>
    </style:style>
    <style:style style:name="T31" style:family="text">
      <style:text-properties officeooo:rsid="00573915"/>
    </style:style>
    <style:style style:name="T32" style:family="text">
      <style:text-properties officeooo:rsid="005937fa"/>
    </style:style>
    <style:style style:name="T33" style:family="text">
      <style:text-properties officeooo:rsid="005aca6c"/>
    </style:style>
    <style:style style:name="T34" style:family="text">
      <style:text-properties officeooo:rsid="005ca363"/>
    </style:style>
    <style:style style:name="T35" style:family="text">
      <style:text-properties officeooo:rsid="005d6669"/>
    </style:style>
    <style:style style:name="T36" style:family="text">
      <style:text-properties officeooo:rsid="005d7d01"/>
    </style:style>
    <style:style style:name="T37" style:family="text">
      <style:text-properties officeooo:rsid="005edd21"/>
    </style:style>
    <style:style style:name="T38" style:family="text">
      <style:text-properties officeooo:rsid="0060d05a"/>
    </style:style>
    <style:style style:name="T39" style:family="text">
      <style:text-properties officeooo:rsid="0060e5f7"/>
    </style:style>
    <style:style style:name="T40" style:family="text">
      <style:text-properties officeooo:rsid="00623daa"/>
    </style:style>
    <style:style style:name="T41" style:family="text">
      <style:text-properties fo:font-size="12pt" fo:background-color="transparent" loext:char-shading-value="0"/>
    </style:style>
    <style:style style:name="T42" style:family="text">
      <style:text-properties officeooo:rsid="0066b480"/>
    </style:style>
    <style:style style:name="T43" style:family="text">
      <style:text-properties officeooo:rsid="0064e4c9"/>
    </style:style>
    <style:style style:name="T44" style:family="text">
      <style:text-properties officeooo:rsid="0069b8c2"/>
    </style:style>
    <style:style style:name="T45" style:family="text">
      <style:text-properties officeooo:rsid="006a66ab"/>
    </style:style>
    <style:style style:name="T46" style:family="text">
      <style:text-properties officeooo:rsid="006c09dd"/>
    </style:style>
    <style:style style:name="T47" style:family="text">
      <style:text-properties officeooo:rsid="006d03ac"/>
    </style:style>
    <style:style style:name="T48" style:family="text">
      <style:text-properties officeooo:rsid="006d86f7"/>
    </style:style>
    <style:style style:name="T49" style:family="text">
      <style:text-properties officeooo:rsid="0070235b"/>
    </style:style>
    <style:style style:name="T50" style:family="text">
      <style:text-properties officeooo:rsid="00728031"/>
    </style:style>
    <style:style style:name="T51" style:family="text">
      <style:text-properties officeooo:rsid="00758d8f"/>
    </style:style>
    <style:style style:name="T52" style:family="text">
      <style:text-properties officeooo:rsid="0074cd64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o Felipe<text:span text:style-name="T1">(Seminario-</text:span><text:span text:style-name="T2">BD</text:span><text:span text:style-name="T1">)</text:span></text:p>
      <text:section text:style-name="Sect1" text:name="model-response-message-contentr_078192ded5c1bd58">
        <text:p text:style-name="P2"/>
        <text:h text:style-name="P3" text:outline-level="3">2. Roteiro da Apresentação (5-8 minutos)</text:h>
        <text:p text:style-name="P4">(Slide 1: Título e Introdução) (Aprox. 1 min)</text:p>
        <text:p text:style-name="P5">"Bom dia/boa noite a todos. Meu nome é Felipe, e eu vou apresentar a <text:span text:style-name="T3">Seção 21.4: Caracterizando Schedules com Base na Facilidade de Recuperação</text:span>.</text:p>
        <text:p text:style-name="P5">Basicamente, quando várias transações rodam ao mesmo tempo, o SGBD intercala as operações delas para ganhar performance. A ordem final em que essas operações são executadas é o que chamamos de <text:span text:style-name="T3">Schedule</text:span>, ou histórico.</text:p>
        <text:p text:style-name="P5">O problema é que algumas ordens (schedules) podem causar problemas se uma transação falhar. O foco da minha seção é: como podemos classificar os schedules pela <text:span text:style-name="T4">facilidade de se recuperar de falhas</text:span>? </text:p>
        <text:p text:style-name="P5">O objetivo principal aqui é garantir a propriedade de <text:span text:style-name="T3">Durabilidade</text:span> do ACID: uma vez que o sistema confirma (commita) uma transação, o resultado dela <text:span text:style-name="T4">nunca</text:span> mais pode ser perdido ou desfeito, mesmo que o sistema falhe logo depois".</text:p>
        <text:p text:style-name="P4">(Slide 2: Conceitos Base - "Ler de" e Conflito) (Aprox. 1 min)</text:p>
        <text:p text:style-name="P5">"Antes de classificar os schedules, precisamos entender rapidinho o que é 'ler de' e o que é 'conflito'.</text:p>
        <text:p text:style-name="P6">1. Operações em Conflito: Duas operações de transações diferentes conflitam se acessam o mesmo item e pelo menos uma delas é uma escrita (write_item). Por exemplo: r<text:span text:style-name="T5">1</text:span>(X) e w<text:span text:style-name="T6">2</text:span>(X) <text:s/>conflitam. Mas <text:span text:style-name="T7">r1</text:span>(X) e <text:span text:style-name="T8">r2</text:span>(X) não conflitam, pois são duas leituras).</text:p>
        <text:p text:style-name="P6">2. 'T2 lê de T1': Isso acontece quando <text:span text:style-name="T9">T1</text:span> escreve um valor em um item X, e depois <text:span text:style-name="T10">T2</text:span> lê esse mesmo item X"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>(Slide 3: Nível 1 - Schedules Recuperáveis) (Aprox. 2 mins)</text:p>
        <text:p text:style-name="P5"><text:soft-page-break/>"O primeiro e mais básico nível de segurança é o <text:span text:style-name="T3">Schedule Recuperável</text:span>.</text:p>
        <text:p text:style-name="P5"><text:span text:style-name="T3">Definição</text:span>: Um schedule é recuperável se nenhuma transação <text:span text:style-name="T11">T2</text:span> 'commita' <text:span text:style-name="T4">antes</text:span> de todas as transações <text:span text:style-name="T12">T1</text:span> (das quais ela 'leu de') terem 'commitado'".</text:p>
        <text:p text:style-name="P5">Vamos ver por que isso é importante com um exemplo <text:span text:style-name="T4">não recuperável</text:span> (como o <text:span text:style-name="T13">Sc </text:span>do livro):</text:p>
        <text:p text:style-name="P6">1. <text:span text:style-name="T14">T1</text:span> escreve em X: <text:span text:style-name="T15">w1</text:span>(X).</text:p>
        <text:p text:style-name="P6">2. <text:span text:style-name="T16">T2</text:span> lê o X que <text:span text:style-name="T17">T1</text:span> escreveu: <text:span text:style-name="T18">r2</text:span>(X).</text:p>
        <text:p text:style-name="P6">3. <text:span text:style-name="T19">T2</text:span> termina e 'commita': <text:span text:style-name="T20">c2</text:span>. O sistema salvou permanentemente o trabalho de <text:span text:style-name="T21">T2</text:span>.</text:p>
        <text:p text:style-name="P6">4. Depois disso, <text:span text:style-name="T22">T1</text:span> falha e dá 'abort': <text:span text:style-name="T23">a1</text:span>.</text:p>
        <text:p text:style-name="P5"><text:span text:style-name="T3">Este é o problema</text:span>: <text:span text:style-name="T24">T2</text:span> 'commitou' e salvou seu trabalho baseada num dado 'sujo' (dirty read) de <text:span text:style-name="T25">T1</text:span>, um dado que foi desfeito. Mas como <text:span text:style-name="T26">T2</text:span> já 'commitou', o sistema não pode mais desfazê-la. Isso viola a Durabilidade.</text:p>
        <text:p text:style-name="P5">Um schedule recuperável evita isso, forçando <text:span text:style-name="T27">T2</text:span> a esperar <text:span text:style-name="T28">T1</text:span> terminar (commitar ou abortar) antes dela mesma poder commitar"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(Slide 4: Nível 2 - Schedules sem Cascata) (Aprox. 2 mins)</text:p>
        <text:p text:style-name="P5"><text:soft-page-break/>"Ok, schedules recuperáveis resolvem o problema da durabilidade. Mas eles podem ter outro problema: o <text:span text:style-name="T3">Rollback em Cascata</text:span>".</text:p>
        <text:p text:style-name="P5">O que é isso?</text:p>
        <text:list text:style-name="L1">
          <text:list-item>
            <text:p text:style-name="P7"><text:span text:style-name="T29">T1</text:span> escreve X.</text:p>
          </text:list-item>
          <text:list-item>
            <text:p text:style-name="P7"><text:span text:style-name="T30">T2</text:span> lê X (que ainda está 'sujo', pois <text:span text:style-name="T31">T1</text:span> não commitou).</text:p>
          </text:list-item>
          <text:list-item>
            <text:p text:style-name="P7"><text:span text:style-name="T32">T3</text:span> lê de <text:span text:style-name="T33">T2 </text:span>(que também está 'sujo').</text:p>
          </text:list-item>
          <text:list-item>
            <text:p text:style-name="P7">Agora, <text:span text:style-name="T34">T1</text:span> falha e dá 'abort'.</text:p>
          </text:list-item>
        </text:list>
        <text:p text:style-name="P5">O que acontece? Como <text:span text:style-name="T35">T2</text:span> leu um dado sujo de <text:span text:style-name="T36">T1,</text:span> <text:span text:style-name="T37">T2</text:span> também <text:span text:style-name="T4">precisa</text:span> ser abortada. E como <text:span text:style-name="T38">T3</text:span> leu de <text:span text:style-name="T39">T2</text:span>, <text:span text:style-name="T40">T3 </text:span>também precisa ser abortada... isso é uma cascata. É um processo caro e demorado.</text:p>
        <text:p text:style-name="P5">Para evitar isso, temos os <text:span text:style-name="T3">Schedules sem Cascata</text:span> (Cascadeless)"<text:span text:style-name="T41">.</text:span></text:p>
        <text:p text:style-name="P5"><text:span text:style-name="T3">Definição</text:span>: Uma transação só pode <text:span text:style-name="T4">ler</text:span> itens que foram escritos por transações que <text:span text:style-name="T4">já foram confirmadas</text:span> ('commitadas')".</text:p>
        <text:p text:style-name="P5">"Isso resolve a cascata, porque <text:span text:style-name="T42">T2</text:span> seria forçada a <text:span text:style-name="T4">esperar</text:span> <text:span text:style-name="T43">T1</text:span> 'commitar' antes de poder ler o item X"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(Slide 5: Nível 3 - Schedules Estritos) (Aprox. 1.5 mins)</text:p>
        <text:p text:style-name="P5"><text:soft-page-break/>"Por fim, o nível mais seguro e mais restritivo é o <text:span text:style-name="T3">Schedule Estrito</text:span>".</text:p>
        <text:p text:style-name="P5"><text:span text:style-name="T3">Definição</text:span>: Nenhuma transação pode <text:span text:style-name="T4">ler</text:span> OU <text:span text:style-name="T4">escrever</text:span> um item X até que a última transação que <text:span text:style-name="T4">escreveu</text:span> X tenha 'commitado' ou 'abortado'".</text:p>
        <text:p text:style-name="P5">"Notem a diferença: o 'sem cascata' só restringia a <text:span text:style-name="T4">leitura</text:span> de dados sujos. O 'estrito' restringe a <text:span text:style-name="T4">leitura E a escrita</text:span> em dados sujos."</text:p>
        <text:p text:style-name="P5"><text:span text:style-name="T3">Por que isso é bom?</text:span> Ele simplifica muito a recuperação. Se uma transação <text:span text:style-name="T44">T1</text:span> aborta, o SGBD pode simplesmente restaurar o 'valor antigo' (a 'before image') dos itens que ela escreveu.</text:p>
        <text:p text:style-name="P5">"Em schedules que <text:span text:style-name="T4">não</text:span> são estritos (mas são sem cascata), isso pode dar errado. Por exemplo (schedule <text:span text:style-name="T45">Sf</text:span>): <text:span text:style-name="T46">T1</text:span> escreve X. <text:span text:style-name="T47">T2</text:span> escreve X. <text:span text:style-name="T48">T1</text:span> aborta. Se o sistema simplesmente restaurar o valor antigo de X (de antes de <text:span text:style-name="T49">T1</text:span>), ele vai apagar o trabalho <text:span text:style-name="T4">válido</text:span> que <text:span text:style-name="T50">T2</text:span> já fez. O schedule estrito evita isso, forçando <text:span text:style-name="T51">T2</text:span> a esperar <text:span text:style-name="T52">T1</text:span> terminar.".</text:p>
        <text:p text:style-name="P4">(Slide 6: Conclusão) (Aprox. 0.5 mins)</text:p>
        <text:p text:style-name="P5">"Resumindo, temos uma hierarquia de segurança:"</text:p>
        <text:p text:style-name="P6">* Recuperáveis: Garantem a Durabilidade (evitam commit sobre dados sujos).</text:p>
        <text:p text:style-name="P6">* Sem Cascata: Evitam o 'Rollback em Cascata' (só pode ler dados commitados).</text:p>
        <text:p text:style-name="P6">* Estritos: Simplificam a recuperação (só pode ler ou escrever em dados commitados).</text:p>
        <text:p text:style-name="P5">"Como mostra o livro, todo schedule Estrito é Sem Cascata, e todo Sem Cascata é Recuperável".</text:p>
        <text:p text:style-name="P5">"Obrigado."</text:p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58:34.431215700</meta:creation-date>
    <dc:date>2025-10-26T19:59:27.438843600</dc:date>
    <meta:editing-duration>PT9M34S</meta:editing-duration>
    <meta:editing-cycles>98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45" meta:word-count="769" meta:character-count="4455" meta:non-whitespace-character-count="3733"/>
  </office:meta>
</office:document-meta>
</file>